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azanami Gothic" svg:font-family="'Sazanami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50%" fo:min-height="0.945cm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4" style:family="graphic" style:parent-style-name="standard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5" style:family="graphic" style:parent-style-name="standard" style:list-style-name="L2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6" style:family="graphic" style:parent-style-name="standard" style:list-style-name="L2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7" style:family="graphic" style:parent-style-name="standard" style:list-style-name="L2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8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9" style:family="graphic" style:parent-style-name="standard" style:list-style-name="L2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10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11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12" style:family="graphic" style:parent-style-name="standard" style:list-style-name="L2">
      <style:graphic-properties draw:stroke="solid" svg:stroke-color="#66cc00" draw:fill="solid" draw:fill-color="#ffffff" draw:opacity="100%" draw:textarea-horizontal-align="justify" draw:textarea-vertical-align="middle" draw:auto-grow-height="false" fo:min-height="0.55cm" fo:min-width="3.5cm"/>
    </style:style>
    <style:style style:name="gr13" style:family="graphic" style:parent-style-name="standard" style:list-style-name="L2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14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4.5cm"/>
    </style:style>
    <style:style style:name="gr15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4.5cm"/>
    </style:style>
    <style:style style:name="gr16" style:family="graphic" style:parent-style-name="standard" style:list-style-name="L2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17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4.5cm"/>
    </style:style>
    <style:style style:name="gr18" style:family="graphic" style:parent-style-name="standard" style:list-style-name="L2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19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ffffff" draw:opacity="50%"/>
      <style:paragraph-properties fo:text-align="end"/>
      <style:text-properties fo:color="#9999ff" fo:font-size="24pt"/>
    </style:style>
    <style:style style:name="P3" style:family="paragraph">
      <style:paragraph-properties fo:text-align="center"/>
    </style:style>
    <style:style style:name="P4" style:family="paragraph">
      <loext:graphic-properties draw:fill-color="#82b6ee" draw:opacity="100%"/>
      <style:paragraph-properties fo:text-align="center"/>
      <style:text-properties fo:color="#ffffff" style:font-name="Ubuntu" fo:font-size="11pt" fo:background-color="transparent"/>
    </style:style>
    <style:style style:name="P5" style:family="paragraph">
      <loext:graphic-properties draw:fill-color="#66cc00" draw:opacity="100%"/>
      <style:paragraph-properties fo:text-align="center"/>
      <style:text-properties fo:color="#ffffff" style:font-name="Ubuntu" fo:font-size="11pt" fo:background-color="transparent"/>
    </style:style>
    <style:style style:name="P6" style:family="paragraph">
      <loext:graphic-properties draw:fill-color="#66cc00" draw:opacity="100%"/>
      <style:paragraph-properties fo:text-align="center"/>
      <style:text-properties fo:color="#ffffff" style:font-name="Ubuntu" fo:font-size="11pt" style:letter-kerning="true" fo:background-color="transparent" style:font-name-asian="Sazanami Gothic" style:font-size-asian="18pt" style:font-name-complex="FreeSans" style:font-size-complex="18pt"/>
    </style:style>
    <style:style style:name="P7" style:family="paragraph">
      <loext:graphic-properties draw:fill-color="#82b6ee" draw:opacity="100%"/>
      <style:paragraph-properties fo:text-align="center"/>
      <style:text-properties fo:color="#ffffff" style:font-name="Ubuntu" fo:font-size="11pt" style:letter-kerning="true" fo:background-color="transparent" style:font-name-asian="Sazanami Gothic" style:font-size-asian="18pt" style:font-name-complex="FreeSans" style:font-size-complex="18pt"/>
    </style:style>
    <style:style style:name="P8" style:family="paragraph">
      <loext:graphic-properties draw:fill="solid" draw:fill-color="#ffffff" draw:opacity="100%"/>
      <style:paragraph-properties fo:text-align="center"/>
      <style:text-properties fo:color="#66cc00" style:font-name="Ubuntu" fo:font-size="11pt" style:letter-kerning="true" fo:background-color="transparent" style:font-name-asian="Sazanami Gothic" style:font-size-asian="18pt" style:font-name-complex="FreeSans" style:font-size-complex="18pt"/>
    </style:style>
    <style:style style:name="T1" style:family="text">
      <style:text-properties fo:color="#9999ff" fo:font-size="24pt"/>
    </style:style>
    <style:style style:name="T2" style:family="text">
      <style:text-properties fo:color="#ffffff" fo:font-size="11pt" fo:background-color="transparent"/>
    </style:style>
    <style:style style:name="T3" style:family="text">
      <style:text-properties fo:color="#ffffff" style:font-name="Ubuntu" fo:font-size="11pt" style:letter-kerning="true" fo:background-color="transparent" style:font-name-asian="Sazanami Gothic" style:font-size-asian="18pt" style:font-name-complex="FreeSans" style:font-size-complex="18pt"/>
    </style:style>
    <style:style style:name="T4" style:family="text">
      <style:text-properties fo:color="#66cc00" style:font-name="Ubuntu" fo:font-size="11pt" style:letter-kerning="true" fo:background-color="transparent" style:font-name-asian="Sazanami Gothic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Main Module" draw:style-name="dp1" draw:master-page-name="Default">
        <draw:frame draw:style-name="gr1" draw:text-style-name="P2" draw:layer="layout" svg:width="19cm" svg:height="1.195cm" svg:x="1cm" svg:y="1.006cm">
          <draw:text-box>
            <text:p text:style-name="P1"><text:span text:style-name="T1">Main Module</text:span></text:p>
          </draw:text-box>
        </draw:frame>
        <draw:connector draw:style-name="gr2" draw:text-style-name="P3" draw:layer="layout" draw:line-skew="-1.8cm" svg:x1="10.6cm" svg:y1="3.8cm" svg:x2="14cm" svg:y2="11cm" draw:start-shape="id1" draw:start-glue-point="32" draw:end-shape="id2" draw:end-glue-point="55" svg:d="M10600 3800v1800h3400v5400" svg:viewBox="0 0 3401 7201">
          <text:p/>
        </draw:connector>
        <draw:connector draw:style-name="gr2" draw:text-style-name="P3" draw:layer="layout" svg:x1="16cm" svg:y1="9.4cm" svg:x2="15cm" svg:y2="11cm" draw:start-shape="id3" draw:start-glue-point="17" draw:end-shape="id2" draw:end-glue-point="8" svg:d="M16000 9400h-1000v1600" svg:viewBox="0 0 1001 1601">
          <text:p/>
        </draw:connector>
        <draw:connector draw:style-name="gr2" draw:text-style-name="P3" draw:layer="layout" draw:line-skew="-1.9cm" svg:x1="11.2cm" svg:y1="3.8cm" svg:x2="18cm" svg:y2="9cm" draw:start-shape="id1" draw:start-glue-point="35" draw:end-shape="id3" draw:end-glue-point="55" svg:d="M11200 3800v700h6800v4500" svg:viewBox="0 0 6801 5201">
          <text:p/>
        </draw:connector>
        <draw:custom-shape draw:style-name="gr3" draw:text-style-name="P4" xml:id="id1" draw:id="id1" draw:layer="layout" svg:width="4cm" svg:height="0.8cm" svg:x="8cm" svg:y="3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Activ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2cm" svg:y1="9.4cm" svg:x2="13cm" svg:y2="11cm" draw:start-shape="id4" draw:start-glue-point="37" draw:end-shape="id2" draw:end-glue-point="14" svg:d="M12000 9400h1000v1600" svg:viewBox="0 0 1001 1601">
          <text:p/>
        </draw:connector>
        <draw:connector draw:style-name="gr2" draw:text-style-name="P3" draw:layer="layout" svg:x1="5cm" svg:y1="9.4cm" svg:x2="8cm" svg:y2="9.4cm" draw:start-shape="id5" draw:start-glue-point="37" draw:end-shape="id4" draw:end-glue-point="17" svg:d="M5000 9400h3000" svg:viewBox="0 0 3001 1">
          <text:p/>
        </draw:connector>
        <draw:connector draw:style-name="gr2" draw:text-style-name="P3" draw:layer="layout" svg:x1="8cm" svg:y1="7.401cm" svg:x2="9cm" svg:y2="9cm" draw:start-shape="id6" draw:start-glue-point="37" draw:end-shape="id4" draw:end-glue-point="14" svg:d="M8000 7401h1000v1599" svg:viewBox="0 0 1001 1600">
          <text:p/>
        </draw:connector>
        <draw:custom-shape draw:style-name="gr4" draw:text-style-name="P5" xml:id="id5" draw:id="id5" draw:layer="layout" svg:width="4cm" svg:height="0.8cm" svg:x="1cm" svg:y="9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6" draw:id="id6" draw:layer="layout" svg:width="4cm" svg:height="0.8cm" svg:x="4cm" svg:y="7.001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Recor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4cm" svg:height="0.8cm" svg:x="8cm" svg:y="9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Persis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" draw:id="id2" draw:layer="layout" svg:width="4cm" svg:height="0.8cm" svg:x="12cm" svg:y="11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3">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3" draw:id="id3" draw:layer="layout" svg:width="4cm" svg:height="0.8cm" svg:x="16cm" svg:y="9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3">Watch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0cm" svg:y1="3.8cm" svg:x2="10cm" svg:y2="9cm" draw:start-shape="id1" draw:start-glue-point="29" draw:end-shape="id4" draw:end-glue-point="55" svg:d="M10000 3800v5200" svg:viewBox="0 0 1 5201">
          <text:p/>
        </draw:connector>
        <draw:connector draw:style-name="gr2" draw:text-style-name="P3" draw:layer="layout" draw:line-skew="-2cm" svg:x1="8.8cm" svg:y1="3.8cm" svg:x2="3cm" svg:y2="9cm" draw:start-shape="id1" draw:start-glue-point="23" draw:end-shape="id5" draw:end-glue-point="55" svg:d="M8800 3800v600h-5800v4600" svg:viewBox="0 0 5801 5201">
          <text:p/>
        </draw:connector>
        <draw:connector draw:style-name="gr2" draw:text-style-name="P3" draw:layer="layout" draw:line-skew="-0.401cm" svg:x1="9.4cm" svg:y1="3.8cm" svg:x2="6cm" svg:y2="7.001cm" draw:start-shape="id1" draw:start-glue-point="26" draw:end-shape="id6" draw:end-glue-point="55" svg:d="M9400 3800v1200h-3400v2001" svg:viewBox="0 0 3401 3202">
          <text:p/>
        </draw:connector>
      </draw:page>
      <draw:page draw:name="Recording Module" draw:style-name="dp1" draw:master-page-name="Default">
        <draw:connector draw:style-name="gr2" draw:text-style-name="P3" draw:layer="layout" svg:x1="13cm" svg:y1="9.4cm" svg:x2="13.4cm" svg:y2="10.6cm" draw:start-shape="id7" draw:start-glue-point="37" draw:end-shape="id8" draw:end-glue-point="53" svg:d="M13000 9400h400v1200" svg:viewBox="0 0 401 1201">
          <text:p/>
        </draw:connector>
        <draw:connector draw:style-name="gr2" draw:text-style-name="P3" draw:layer="layout" svg:x1="9cm" svg:y1="8.001cm" svg:x2="9.4cm" svg:y2="9cm" draw:start-shape="id9" draw:start-glue-point="37" draw:end-shape="id7" draw:end-glue-point="53" svg:d="M9000 8001h400v999" svg:viewBox="0 0 401 1000">
          <text:p/>
        </draw:connector>
        <draw:custom-shape draw:style-name="gr4" draw:text-style-name="P5" xml:id="id9" draw:id="id9" draw:layer="layout" svg:width="4cm" svg:height="0.8cm" svg:x="5cm" svg:y="7.601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Recor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7" draw:id="id7" draw:layer="layout" svg:width="4cm" svg:height="0.8cm" svg:x="9cm" svg:y="9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Persis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8" draw:id="id8" draw:layer="layout" svg:width="4cm" svg:height="0.8cm" svg:x="13cm" svg:y="10.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3">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" draw:id="id10" draw:layer="layout" svg:width="4cm" svg:height="0.8cm" svg:x="9cm" svg:y="4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Recording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1cm" svg:y1="4.8cm" svg:x2="11cm" svg:y2="9cm" draw:start-shape="id10" draw:start-glue-point="29" draw:end-shape="id7" draw:end-glue-point="55" svg:d="M11000 4800v4200" svg:viewBox="0 0 1 4201">
          <text:p/>
        </draw:connector>
        <draw:connector draw:style-name="gr2" draw:text-style-name="P3" draw:layer="layout" svg:x1="10cm" svg:y1="4.8cm" svg:x2="7cm" svg:y2="7.601cm" draw:start-shape="id10" draw:start-glue-point="24" draw:end-shape="id9" draw:end-glue-point="55" svg:d="M10000 4800v1401h-3000v1400" svg:viewBox="0 0 3001 2802">
          <text:p/>
        </draw:connector>
        <draw:connector draw:style-name="gr2" draw:text-style-name="P3" draw:layer="layout" svg:x1="12cm" svg:y1="4.8cm" svg:x2="15cm" svg:y2="10.6cm" draw:start-shape="id10" draw:start-glue-point="34" draw:end-shape="id8" draw:end-glue-point="55" svg:d="M12000 4800v2900h3000v2900" svg:viewBox="0 0 3001 5801">
          <text:p/>
        </draw:connector>
        <draw:frame draw:style-name="gr1" draw:text-style-name="P2" draw:layer="layout" svg:width="19cm" svg:height="1.195cm" svg:x="1cm" svg:y="1.001cm">
          <draw:text-box>
            <text:p text:style-name="P1"><text:span text:style-name="T1">Recording Module</text:span></text:p>
          </draw:text-box>
        </draw:frame>
      </draw:page>
      <draw:page draw:name="Reminder Module" draw:style-name="dp1" draw:master-page-name="Default">
        <draw:connector draw:style-name="gr2" draw:text-style-name="P3" draw:layer="layout" svg:x1="13cm" svg:y1="10.4cm" svg:x2="14cm" svg:y2="12cm" draw:start-shape="id11" draw:start-glue-point="37" draw:end-shape="id12" draw:end-glue-point="14" svg:d="M13000 10400h1000v1600" svg:viewBox="0 0 1001 1601">
          <text:p/>
        </draw:connector>
        <draw:connector draw:style-name="gr2" draw:text-style-name="P3" draw:layer="layout" svg:x1="6cm" svg:y1="10.4cm" svg:x2="9cm" svg:y2="10.4cm" draw:start-shape="id13" draw:start-glue-point="37" draw:end-shape="id11" draw:end-glue-point="17" svg:d="M6000 10400h3000" svg:viewBox="0 0 3001 1">
          <text:p/>
        </draw:connector>
        <draw:connector draw:style-name="gr2" draw:text-style-name="P3" draw:layer="layout" svg:x1="9cm" svg:y1="8.401cm" svg:x2="10cm" svg:y2="10cm" draw:start-shape="id14" draw:start-glue-point="37" draw:end-shape="id11" draw:end-glue-point="14" svg:d="M9000 8401h1000v1599" svg:viewBox="0 0 1001 1600">
          <text:p/>
        </draw:connector>
        <draw:custom-shape draw:style-name="gr4" draw:text-style-name="P5" xml:id="id13" draw:id="id13" draw:layer="layout" svg:width="4cm" svg:height="0.8cm" svg:x="2cm" svg:y="10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4" draw:id="id14" draw:layer="layout" svg:width="4cm" svg:height="0.8cm" svg:x="5cm" svg:y="8.001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Recor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1" draw:id="id11" draw:layer="layout" svg:width="4cm" svg:height="0.8cm" svg:x="9cm" svg:y="10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Persis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12" draw:id="id12" draw:layer="layout" svg:width="4cm" svg:height="0.8cm" svg:x="13cm" svg:y="12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3">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15" draw:id="id15" draw:layer="layout" svg:width="4cm" svg:height="0.8cm" svg:x="9cm" svg:y="5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Reminder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1.8cm" svg:y1="5.8cm" svg:x2="15cm" svg:y2="12cm" draw:start-shape="id15" draw:start-glue-point="33" draw:end-shape="id12" draw:end-glue-point="55" svg:d="M11800 5800v3100h3200v3100" svg:viewBox="0 0 3201 6201">
          <text:p/>
        </draw:connector>
        <draw:connector draw:style-name="gr2" draw:text-style-name="P3" draw:layer="layout" svg:x1="11cm" svg:y1="5.8cm" svg:x2="11cm" svg:y2="10cm" draw:start-shape="id15" draw:start-glue-point="29" draw:end-shape="id11" draw:end-glue-point="55" svg:d="M11000 5800v4200" svg:viewBox="0 0 1 4201">
          <text:p/>
        </draw:connector>
        <draw:connector draw:style-name="gr2" draw:text-style-name="P3" draw:layer="layout" svg:x1="10.2cm" svg:y1="5.8cm" svg:x2="7cm" svg:y2="8.001cm" draw:start-shape="id15" draw:start-glue-point="25" draw:end-shape="id14" draw:end-glue-point="55" svg:d="M10200 5800v1101h-3200v1100" svg:viewBox="0 0 3201 2202">
          <text:p/>
        </draw:connector>
        <draw:connector draw:style-name="gr2" draw:text-style-name="P3" draw:layer="layout" svg:x1="9cm" svg:y1="5.4cm" svg:x2="4cm" svg:y2="10cm" draw:start-shape="id15" draw:start-glue-point="17" draw:end-shape="id13" draw:end-glue-point="55" svg:d="M9000 5400h-5000v4600" svg:viewBox="0 0 5001 4601">
          <text:p/>
        </draw:connector>
        <draw:custom-shape draw:style-name="gr11" draw:text-style-name="P7" xml:id="id16" draw:id="id16" draw:layer="layout" svg:width="4cm" svg:height="0.8cm" svg:x="12cm" svg:y="3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LyncInhib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3.4cm" svg:y1="3.8cm" svg:x2="11cm" svg:y2="5cm" draw:start-shape="id16" draw:start-glue-point="26" draw:end-shape="id15" draw:end-glue-point="55" svg:d="M13400 3800v600h-2400v600" svg:viewBox="0 0 2401 1201">
          <text:p/>
        </draw:connector>
        <draw:connector draw:style-name="gr2" draw:text-style-name="P3" draw:layer="layout" svg:x1="14cm" svg:y1="3.8cm" svg:x2="16cm" svg:y2="12cm" draw:start-shape="id16" draw:start-glue-point="29" draw:end-shape="id12" draw:end-glue-point="8" svg:d="M14000 3800v4100h2000v4100" svg:viewBox="0 0 2001 8201">
          <text:p/>
        </draw:connector>
        <draw:frame draw:style-name="gr1" draw:text-style-name="P2" draw:layer="layout" svg:width="19cm" svg:height="1.195cm" svg:x="1cm" svg:y="1.005cm">
          <draw:text-box>
            <text:p text:style-name="P1"><text:span text:style-name="T1">Reminder Module</text:span></text:p>
          </draw:text-box>
        </draw:frame>
        <draw:custom-shape draw:style-name="gr12" draw:text-style-name="P8" xml:id="id17" draw:id="id17" draw:layer="layout" svg:width="4cm" svg:height="0.8cm" svg:x="15cm" svg:y="5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4">Lync SD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4.6cm" svg:y1="3.8cm" svg:x2="17cm" svg:y2="5cm" draw:start-shape="id16" draw:start-glue-point="32" draw:end-shape="id17" draw:end-glue-point="55" svg:d="M14600 3800v600h2400v600" svg:viewBox="0 0 2401 1201">
          <text:p/>
        </draw:connector>
      </draw:page>
      <draw:page draw:name="Persistence Module" draw:style-name="dp1" draw:master-page-name="Default">
        <draw:connector draw:style-name="gr2" draw:text-style-name="P3" draw:layer="layout" svg:x1="10cm" svg:y1="9.4cm" svg:x2="11.4cm" svg:y2="10cm" draw:start-shape="id18" draw:start-glue-point="37" draw:end-shape="id19" draw:end-glue-point="53" svg:d="M10000 9400h1400v600" svg:viewBox="0 0 1401 601">
          <text:p/>
        </draw:connector>
        <draw:custom-shape draw:style-name="gr4" draw:text-style-name="P5" xml:id="id18" draw:id="id18" draw:layer="layout" svg:width="4cm" svg:height="0.8cm" svg:x="6cm" svg:y="9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Persis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19" draw:id="id19" draw:layer="layout" svg:width="4cm" svg:height="0.8cm" svg:x="11cm" svg:y="10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3">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20" draw:id="id20" draw:layer="layout" svg:width="5cm" svg:height="0.8cm" svg:x="11cm" svg:y="5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Persistence.LiteDB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21" draw:id="id21" draw:layer="layout" svg:width="5cm" svg:height="0.8cm" svg:x="5cm" svg:y="5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Persistence.SQLite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3cm" svg:y1="5.8cm" svg:x2="8.6cm" svg:y2="9cm" draw:start-shape="id20" draw:start-glue-point="27" draw:end-shape="id18" draw:end-glue-point="4" svg:d="M13000 5800v1600h-4400v1600" svg:viewBox="0 0 4401 3201">
          <text:p/>
        </draw:connector>
        <draw:connector draw:style-name="gr2" draw:text-style-name="P3" draw:layer="layout" svg:x1="14cm" svg:y1="5.8cm" svg:x2="14cm" svg:y2="10cm" draw:start-shape="id20" draw:start-glue-point="31" draw:end-shape="id19" draw:end-glue-point="8" svg:d="M14000 5800v4200" svg:viewBox="0 0 1 4201">
          <text:p/>
        </draw:connector>
        <draw:connector draw:style-name="gr2" draw:text-style-name="P3" draw:layer="layout" svg:x1="7cm" svg:y1="5.8cm" svg:x2="7cm" svg:y2="9cm" draw:start-shape="id21" draw:start-glue-point="27" draw:end-shape="id18" draw:end-glue-point="14" svg:d="M7000 5800v3200" svg:viewBox="0 0 1 3201">
          <text:p/>
        </draw:connector>
        <draw:connector draw:style-name="gr2" draw:text-style-name="P3" draw:layer="layout" svg:x1="8cm" svg:y1="5.8cm" svg:x2="12.4cm" svg:y2="10cm" draw:start-shape="id21" draw:start-glue-point="31" draw:end-shape="id19" draw:end-glue-point="12" svg:d="M8000 5800v2100h4400v2100" svg:viewBox="0 0 4401 4201">
          <text:p/>
        </draw:connector>
        <draw:frame draw:style-name="gr1" draw:text-style-name="P2" draw:layer="layout" svg:width="19cm" svg:height="1.195cm" svg:x="1cm" svg:y="1.006cm">
          <draw:text-box>
            <text:p text:style-name="P1"><text:span text:style-name="T1">Persistence Module</text:span></text:p>
          </draw:text-box>
        </draw:frame>
      </draw:page>
      <draw:page draw:name="System Session Module" draw:style-name="dp1" draw:master-page-name="Default">
        <draw:frame draw:style-name="gr1" draw:text-style-name="P2" draw:layer="layout" svg:width="19cm" svg:height="1.195cm" svg:x="1cm" svg:y="1.006cm">
          <draw:text-box>
            <text:p text:style-name="P1"><text:span text:style-name="T1">System Session Module</text:span></text:p>
          </draw:text-box>
        </draw:frame>
        <draw:custom-shape draw:style-name="gr4" draw:text-style-name="P5" xml:id="id23" draw:id="id23" draw:layer="layout" svg:width="4cm" svg:height="0.8cm" svg:x="6cm" svg:y="8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Recor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24" draw:id="id24" draw:layer="layout" svg:width="4cm" svg:height="0.8cm" svg:x="11cm" svg:y="8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3">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22" draw:id="id22" draw:layer="layout" svg:width="5cm" svg:height="0.8cm" svg:x="8cm" svg:y="5.005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SystemSession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0cm" svg:y1="5.805cm" svg:x2="8cm" svg:y2="8cm" draw:start-shape="id22" draw:start-glue-point="27" draw:end-shape="id23" draw:end-glue-point="55" svg:d="M10000 5805v1098h-2000v1097" svg:viewBox="0 0 2001 2196">
          <text:p/>
        </draw:connector>
        <draw:connector draw:style-name="gr2" draw:text-style-name="P3" draw:layer="layout" svg:x1="11cm" svg:y1="5.805cm" svg:x2="13cm" svg:y2="8cm" draw:start-shape="id22" draw:start-glue-point="31" draw:end-shape="id24" draw:end-glue-point="55" svg:d="M11000 5805v1098h2000v1097" svg:viewBox="0 0 2001 2196">
          <text:p/>
        </draw:connector>
      </draw:page>
      <draw:page draw:name="Tray Icon Module" draw:style-name="dp1" draw:master-page-name="Default">
        <draw:frame draw:style-name="gr1" draw:text-style-name="P2" draw:layer="layout" svg:width="19cm" svg:height="1.195cm" svg:x="1cm" svg:y="1.006cm">
          <draw:text-box>
            <text:p text:style-name="P1"><text:span text:style-name="T1">Tray Icon Module</text:span></text:p>
          </draw:text-box>
        </draw:frame>
        <draw:connector draw:style-name="gr2" draw:text-style-name="P3" draw:layer="layout" svg:x1="10.9cm" svg:y1="5.799cm" svg:x2="13cm" svg:y2="7.999cm" draw:start-shape="id25" draw:start-glue-point="31" draw:end-shape="id26" draw:end-glue-point="55" svg:d="M10900 5799v1100h2100v1100" svg:viewBox="0 0 2101 2201">
          <text:p/>
        </draw:connector>
        <draw:custom-shape draw:style-name="gr4" draw:text-style-name="P5" xml:id="id27" draw:id="id27" draw:layer="layout" svg:width="4cm" svg:height="0.8cm" svg:x="6.001cm" svg:y="8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Recor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26" draw:id="id26" draw:layer="layout" svg:width="4cm" svg:height="0.8cm" svg:x="11cm" svg:y="7.999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3">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xml:id="id25" draw:id="id25" draw:layer="layout" svg:width="4cm" svg:height="0.8cm" svg:x="8.5cm" svg:y="4.999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3"><text:span text:style-name="T2">TrayIcon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0.1cm" svg:y1="5.799cm" svg:x2="8.001cm" svg:y2="8cm" draw:start-shape="id25" draw:start-glue-point="27" draw:end-shape="id27" draw:end-glue-point="55" svg:d="M10100 5799v1101h-2099v1100" svg:viewBox="0 0 2100 2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azanami Gothic" svg:font-family="'Sazanami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azanami Gothic" style:font-family-asian="'Sazanami Gothi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07:39:47.132079338</meta:creation-date>
    <dc:date>2017-09-25T22:46:01.508286119</dc:date>
    <meta:editing-duration>PT6H5M13S</meta:editing-duration>
    <meta:editing-cycles>53</meta:editing-cycles>
    <meta:generator>LibreOffice/5.1.6.2$Linux_X86_64 LibreOffice_project/10m0$Build-2</meta:generator>
    <meta:print-date>2017-09-25T20:28:50.949530571</meta:print-date>
    <meta:document-statistic meta:object-count="66"/>
  </office:meta>
</office:document-meta>
</file>